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1.8533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2"/>
        <table:table-column table:style-name="co2" table:number-columns-repeated="16383" table:default-cell-style-name="ce1"/>
        <table:table-row table:style-name="ro1">
          <table:table-cell office:value-type="string" table:style-name="ce1">
            <text:p>Abogado (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ministrador de Alep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ministrador de 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ministrador de Siste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lista de Activo F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lista de Compensación y Benefici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lista de Contabilid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lista de Formulación, Monitoreo y Evaluación de planes y proyectos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lista de Nóm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lista de registro,Contr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lista Des. Institucional y Calidad en la Gestió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chi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e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istente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istente Administrati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xilair de Protoc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xiliar Bibliotecario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xiliar Bibliotecario 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xiliar Bibliotecario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xiliar de Administrativo 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xiliar de Almacé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xiliar de Limpieza de Libr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xiliar de Mayordom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yudante de Mantenimi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bliotecologo (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r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fer 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erje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or Jurí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rdinador (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rdinador (a) Doc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rdinador (a) Medios Digita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rdinador Biblioteca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ctor (a) de Est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ctor de Est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git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ctor Nacional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ctora Técnica Bibliotecolog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eñador Gráf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ectric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De Event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de Publicaci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Depto. De Catalogació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Depto. T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Div. de Atención a Personas con Discapacid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Div. De Compras y Contrataci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Div. De Laboratorio para la Preservación Documen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Div. Servicios Genera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División de Administración de Colecci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Dpto de Servicios Públic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Dpto Preservación y Conservación de Document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Dpto. Adm. Financi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Dpto. de Comunicació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Dpto. de Segurid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Dpto. Desarrollo de Colecci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Dpto. Producción Dig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Financiero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Interina Div. de Hemerot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Sección de Archivo y Corresponden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. Sección de Soporte Bibliotecológ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argada de Contabilid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argada de Recursos Humano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argada Inte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argado (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argado Administrat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argado de Almacé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argado de Encuadernació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argado de Mayordom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uadern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ilitador(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tógraf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cá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sajero Ext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sajero Int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ario Públ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rador de Control de Calid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rador de Scan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iod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motor (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pcion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retaria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retaria Ejecuti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orte Tec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pervisor de Mantenimi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pervisora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nico Biblioteca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écnico de Audio de Li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nico de Recursos Huma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écnico de Son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écnico en Comp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écnico en Restauración y <text:s/>Encuadernació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il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 Master</text:p>
          </table:table-cell>
          <table:table-cell table:number-columns-repeated="16383"/>
        </table:table-row>
        <table:table-row table:number-rows-repeated="1048483" table:style-name="ro1">
          <table:table-cell table:number-columns-repeated="16384"/>
        </table:table-row>
      </table:table>
      <table:database-ranges>
        <table:database-range table:target-range-address="Hoja1.A1:Hoja1.A9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rless Matos</meta:initial-creator>
    <dc:creator>Arless Matos</dc:creator>
    <meta:creation-date>2019-09-23T14:02:09Z</meta:creation-date>
    <dc:date>2019-09-25T14:13:03Z</dc:date>
  </office:meta>
</office:document-meta>
</file>